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eploymentManage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eploymentManager.scan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DefaultDeploymentManager.testSourc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DeploymentManager.undeploy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eploymentManag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DeploymentManager.ignoreSource( Fil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Deployment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loymentManager.deploy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DeploymentManager.setThreadPoo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loymentManager.getAllDeploymentArtifactSour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DeploymentManager.setDeploymentSources( File [ ] ur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loymentManage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DeploymentManager.DefaultDeploym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eploymentManager.setRunnableManager( Runnabl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loymentManager.setScanningDelay(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loymentManager.setHotDeployment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loymentManager.sta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